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591b" officeooo:paragraph-rsid="0007591b"/>
    </style:style>
    <style:style style:name="P2" style:family="paragraph" style:parent-style-name="Standard" style:list-style-name="L1">
      <style:text-properties officeooo:rsid="0007591b" officeooo:paragraph-rsid="0007591b"/>
    </style:style>
    <style:style style:name="P3" style:family="paragraph" style:parent-style-name="Standard">
      <style:text-properties officeooo:paragraph-rsid="0007591b"/>
    </style:style>
    <style:style style:name="P4" style:family="paragraph" style:parent-style-name="Text_20_body">
      <style:text-properties officeooo:paragraph-rsid="0007591b"/>
    </style:style>
    <style:style style:name="P5" style:family="paragraph" style:parent-style-name="Text_20_body" style:list-style-name="L2"/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Text_20_body" style:list-style-name="L3"/>
    <style:style style:name="P8" style:family="paragraph" style:parent-style-name="Preformatted_20_Text">
      <style:text-properties officeooo:rsid="0007591b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7591b"/>
    </style:style>
    <style:style style:name="P10" style:family="paragraph" style:parent-style-name="Text_20_body">
      <style:text-properties officeooo:rsid="0007591b"/>
    </style:style>
    <style:style style:name="P11" style:family="paragraph" style:parent-style-name="Preformatted_20_Text" style:list-style-name="L4">
      <style:text-properties officeooo:rsid="0007591b"/>
    </style:style>
    <style:style style:name="P12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7591b"/>
    </style:style>
    <style:style style:name="P13" style:family="paragraph" style:parent-style-name="Standard" style:list-style-name="L5">
      <style:text-properties fo:font-size="20pt" officeooo:rsid="0007591b" officeooo:paragraph-rsid="0007591b" style:font-size-asian="20pt" style:font-size-complex="20pt"/>
    </style:style>
    <style:style style:name="P14" style:family="paragraph" style:parent-style-name="Standard">
      <style:text-properties fo:font-size="20pt" officeooo:rsid="0007591b" officeooo:paragraph-rsid="0007591b" style:font-size-asian="20pt" style:font-size-complex="20pt"/>
    </style:style>
    <style:style style:name="P15" style:family="paragraph" style:parent-style-name="Text_20_body">
      <style:text-properties fo:font-size="12pt" officeooo:rsid="0007591b" officeooo:paragraph-rsid="0007591b" style:font-size-asian="12pt" style:font-size-complex="12pt"/>
    </style:style>
    <style:style style:name="P16" style:family="paragraph" style:parent-style-name="Text_20_body" style:list-style-name="L6">
      <style:text-properties fo:font-size="20pt" officeooo:rsid="0007591b" style:font-size-asian="20pt" style:font-size-complex="20pt"/>
    </style:style>
    <style:style style:name="P17" style:family="paragraph" style:parent-style-name="Heading_20_3">
      <style:text-properties fo:font-size="20pt" officeooo:rsid="0007591b" officeooo:paragraph-rsid="0007591b" style:font-size-asian="20pt" style:font-size-complex="20pt"/>
    </style:style>
    <style:style style:name="P18" style:family="paragraph" style:parent-style-name="Text_20_body" style:list-style-name="L7">
      <style:text-properties fo:font-size="20pt" officeooo:rsid="0007591b" style:font-size-asian="20pt" style:font-size-complex="20pt"/>
    </style:style>
    <style:style style:name="P19" style:family="paragraph" style:parent-style-name="Text_20_body">
      <style:text-properties fo:font-size="20pt" officeooo:rsid="0007591b" style:font-size-asian="20pt" style:font-size-complex="20pt"/>
    </style:style>
    <style:style style:name="P20" style:family="paragraph" style:parent-style-name="Horizontal_20_Line">
      <style:text-properties fo:font-size="12pt" officeooo:rsid="0007591b" style:font-size-asian="12pt" style:font-size-complex="12pt"/>
    </style:style>
    <style:style style:name="P21" style:family="paragraph" style:parent-style-name="Heading_20_3">
      <style:text-properties fo:font-size="20pt" officeooo:rsid="0007591b" style:font-size-asian="20pt" style:font-size-complex="20pt"/>
    </style:style>
    <style:style style:name="P22" style:family="paragraph" style:parent-style-name="Text_20_body">
      <style:text-properties fo:font-size="12pt" officeooo:rsid="0007591b" style:font-size-asian="12pt" style:font-size-complex="12pt"/>
    </style:style>
    <style:style style:name="P23" style:family="paragraph" style:parent-style-name="Text_20_body" style:list-style-name="L8">
      <style:text-properties fo:font-size="20pt" officeooo:rsid="0007591b" style:font-size-asian="20pt" style:font-size-complex="20pt"/>
    </style:style>
    <style:style style:name="P24" style:family="paragraph" style:parent-style-name="Preformatted_20_Text" style:list-style-name="L8">
      <style:text-properties fo:font-size="12pt" officeooo:rsid="0007591b" style:font-size-asian="12pt" style:font-size-complex="12pt"/>
    </style:style>
    <style:style style:name="P25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20pt" officeooo:rsid="0007591b" style:font-size-asian="20pt" style:font-size-complex="20pt"/>
    </style:style>
    <style:style style:name="P26" style:family="paragraph" style:parent-style-name="Heading_20_3">
      <style:text-properties fo:font-size="12pt" officeooo:rsid="0007591b" style:font-size-asian="12pt" style:font-size-complex="12pt"/>
    </style:style>
    <style:style style:name="P27" style:family="paragraph" style:parent-style-name="Preformatted_20_Text">
      <style:text-properties fo:font-size="12pt" officeooo:rsid="0007591b" style:font-size-asian="12pt" style:font-size-complex="12pt"/>
    </style:style>
    <style:style style:name="P2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20pt" officeooo:rsid="0007591b" style:font-size-asian="20pt" style:font-size-complex="20pt"/>
    </style:style>
    <style:style style:name="P29" style:family="paragraph" style:parent-style-name="Text_20_body" style:list-style-name="L9">
      <style:text-properties fo:font-size="20pt" officeooo:rsid="0007591b" style:font-size-asian="20pt" style:font-size-complex="20pt"/>
    </style:style>
    <style:style style:name="P30" style:family="paragraph" style:parent-style-name="Text_20_body" style:list-style-name="L9">
      <style:text-properties fo:font-size="12pt" officeooo:rsid="0007591b" style:font-size-asian="12pt" style:font-size-complex="12pt"/>
    </style:style>
    <style:style style:name="P31" style:family="paragraph" style:parent-style-name="Standard" style:list-style-name="L10">
      <style:text-properties fo:font-size="20pt" officeooo:rsid="0007591b" officeooo:paragraph-rsid="0007591b" style:font-size-asian="20pt" style:font-size-complex="20pt"/>
    </style:style>
    <style:style style:name="P32" style:family="paragraph" style:parent-style-name="Heading_20_4">
      <style:text-properties fo:font-size="20pt" officeooo:rsid="0007591b" style:font-size-asian="20pt" style:font-size-complex="20pt"/>
    </style:style>
    <style:style style:name="P33" style:family="paragraph" style:parent-style-name="Text_20_body" style:list-style-name="L11">
      <style:text-properties fo:font-size="20pt" officeooo:rsid="0007591b" style:font-size-asian="20pt" style:font-size-complex="20pt"/>
    </style:style>
    <style:style style:name="P34" style:family="paragraph" style:parent-style-name="Text_20_body" style:list-style-name="L11">
      <style:text-properties fo:font-size="12pt" officeooo:rsid="0007591b" style:font-size-asian="12pt" style:font-size-complex="12pt"/>
    </style:style>
    <style:style style:name="P35" style:family="paragraph" style:parent-style-name="Text_20_body" style:list-style-name="L12">
      <style:text-properties fo:font-size="20pt" officeooo:rsid="0007591b" style:font-size-asian="20pt" style:font-size-complex="20pt"/>
    </style:style>
    <style:style style:name="P36" style:family="paragraph" style:parent-style-name="Text_20_body" style:list-style-name="L12">
      <style:text-properties fo:font-size="12pt" officeooo:rsid="0007591b" style:font-size-asian="12pt" style:font-size-complex="12pt"/>
    </style:style>
    <style:style style:name="P37" style:family="paragraph" style:parent-style-name="Text_20_body">
      <style:text-properties fo:font-size="20pt" officeooo:rsid="0007591b" officeooo:paragraph-rsid="0007591b" style:font-size-asian="20pt" style:font-size-complex="20pt"/>
    </style:style>
    <style:style style:name="P38" style:family="paragraph" style:parent-style-name="Text_20_body" style:list-style-name="L13">
      <style:text-properties fo:font-size="20pt" officeooo:rsid="0007591b" style:font-size-asian="20pt" style:font-size-complex="20pt"/>
    </style:style>
    <style:style style:name="P39" style:family="paragraph" style:parent-style-name="Text_20_body" style:list-style-name="L13">
      <style:text-properties fo:font-size="12pt" officeooo:rsid="0007591b" style:font-size-asian="12pt" style:font-size-complex="12pt"/>
    </style:style>
    <style:style style:name="P40" style:family="paragraph" style:parent-style-name="Preformatted_20_Text" style:list-style-name="L13">
      <style:text-properties fo:font-size="12pt" officeooo:rsid="0007591b" style:font-size-asian="12pt" style:font-size-complex="12pt"/>
    </style:style>
    <style:style style:name="P41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20pt" officeooo:rsid="0007591b" style:font-size-asian="20pt" style:font-size-complex="20pt"/>
    </style:style>
    <style:style style:name="P42" style:family="paragraph" style:parent-style-name="Text_20_body" style:list-style-name="L14">
      <style:text-properties fo:font-size="20pt" officeooo:rsid="0007591b" style:font-size-asian="20pt" style:font-size-complex="20pt"/>
    </style:style>
    <style:style style:name="P43" style:family="paragraph" style:parent-style-name="Text_20_body" style:list-style-name="L14">
      <style:text-properties fo:font-size="12pt" officeooo:rsid="0007591b" style:font-size-asian="12pt" style:font-size-complex="12pt"/>
    </style:style>
    <style:style style:name="P44" style:family="paragraph" style:parent-style-name="Standard" style:list-style-name="L15">
      <style:text-properties fo:font-size="20pt" officeooo:rsid="0007591b" officeooo:paragraph-rsid="000c7f8f" style:font-size-asian="20pt" style:font-size-complex="20pt"/>
    </style:style>
    <style:style style:name="P45" style:family="paragraph" style:parent-style-name="Heading_20_3" style:list-style-name="L15">
      <style:text-properties fo:font-size="12pt" officeooo:rsid="0007591b" officeooo:paragraph-rsid="000c7f8f" style:font-size-asian="12pt" style:font-size-complex="12pt"/>
    </style:style>
    <style:style style:name="P46" style:family="paragraph" style:parent-style-name="Text_20_body" style:list-style-name="L16">
      <style:text-properties fo:font-size="20pt" officeooo:rsid="0007591b" style:font-size-asian="20pt" style:font-size-complex="20pt"/>
    </style:style>
    <style:style style:name="P47" style:family="paragraph" style:parent-style-name="Quotations" style:list-style-name="L16">
      <style:text-properties fo:font-size="20pt" officeooo:rsid="0007591b" style:font-size-asian="20pt" style:font-size-complex="20pt"/>
    </style:style>
    <style:style style:name="P48" style:family="paragraph" style:parent-style-name="Preformatted_20_Text" style:list-style-name="L16">
      <style:text-properties fo:font-size="12pt" officeooo:rsid="0007591b" style:font-size-asian="12pt" style:font-size-complex="12pt"/>
    </style:style>
    <style:style style:name="P49" style:family="paragraph" style:parent-style-name="Preformatted_20_Text" style:list-style-name="L16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20pt" officeooo:rsid="0007591b" style:font-size-asian="20pt" style:font-size-complex="20pt"/>
    </style:style>
    <style:style style:name="P50" style:family="paragraph" style:parent-style-name="Text_20_body" style:list-style-name="L17">
      <style:text-properties fo:font-size="20pt" officeooo:rsid="0007591b" style:font-size-asian="20pt" style:font-size-complex="20pt"/>
    </style:style>
    <style:style style:name="P51" style:family="paragraph" style:parent-style-name="Preformatted_20_Text" style:list-style-name="L17">
      <style:text-properties fo:font-size="12pt" officeooo:rsid="0007591b" style:font-size-asian="12pt" style:font-size-complex="12pt"/>
    </style:style>
    <style:style style:name="P52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20pt" officeooo:rsid="0007591b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7591b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Hub Error Solution</text:p>
      <text:p text:style-name="P1"/>
      <text:p text:style-name="P1"/>
      <text:list text:style-name="L1">
        <text:list-item>
          <text:p text:style-name="P2"><text:span text:style-name="T1">Permission denied (publickey) : </text:span><text:span text:style-name="Strong_20_Emphasis"><text:span text:style-name="T1">GitHub can't recognize your machine</text:span></text:span><text:span text:style-name="T1"> — you haven’t set up </text:span><text:span text:style-name="Strong_20_Emphasis"><text:span text:style-name="T1">SSH keys</text:span></text:span><text:span text:style-name="T1"> yet.</text:span></text:p>
        </text:list-item>
      </text:list>
      <text:p text:style-name="P1"/>
      <text:p text:style-name="P1">Solution: Set Up SSH Key for GitHub </text:p>
      <text:p text:style-name="P1"/>
      <text:p text:style-name="P3"><text:span text:style-name="T2">1. </text:span><text:span text:style-name="Strong_20_Emphasis">Check if you already have an SSH key</text:span>: <text:s/>ls ~/.ssh</text:p>
      <text:p text:style-name="P3"/>
      <text:p text:style-name="P3">If you see files like <text:span text:style-name="Source_20_Text">id_rsa</text:span> and <text:span text:style-name="Source_20_Text">id_rsa.pub</text:span>, you have keys already. </text:p>
      <text:p text:style-name="P3"/>
      <text:p text:style-name="P3"><text:span text:style-name="T2">2. </text:span><text:span text:style-name="Strong_20_Emphasis">Generate a new SSH key</text:span> (if needed) :</text:p>
      <text:p text:style-name="P3"/>
      <text:p text:style-name="P3">ssh-keygen -t ed25519 -C "your-email@example.com"</text:p>
      <text:p text:style-name="P3"/>
      <text:p text:style-name="P4">(Replace <text:span text:style-name="Source_20_Text">"your-email@example.com"</text:span> with the email you use on GitHub.)</text:p>
      <text:list text:style-name="L2">
        <text:list-item>
          <text:p text:style-name="P5">It will ask:<text:line-break/><text:span text:style-name="Strong_20_Emphasis">"Enter file in which to save the key"</text:span> — Just press <text:span text:style-name="Strong_20_Emphasis">Enter</text:span> to save in default location (<text:span text:style-name="Source_20_Text">C:\Users\paikp\.ssh\id_ed25519</text:span>).</text:p>
        </text:list-item>
        <text:list-item>
          <text:p text:style-name="P5">It will ask for a passphrase — <text:span text:style-name="Strong_20_Emphasis">you can skip it</text:span> by pressing <text:span text:style-name="Strong_20_Emphasis">Enter</text:span> twice (unless you want extra protection).</text:p>
        </text:list-item>
      </text:list>
      <text:p text:style-name="P3"/>
      <text:p text:style-name="P3"/>
      <text:p text:style-name="P3"><text:span text:style-name="T2">3. </text:span><text:span text:style-name="Strong_20_Emphasis">Start ssh-agent</text:span>: eval "$(ssh-agent -s)"</text:p>
      <text:p text:style-name="P3"/>
      <text:p text:style-name="P3"><text:span text:style-name="T2">4. </text:span><text:span text:style-name="Strong_20_Emphasis">Add your key to ssh-agent</text:span>: ssh-add ~/.ssh/id_ed25519</text:p>
      <text:p text:style-name="P3"/>
      <text:p text:style-name="P3"><text:span text:style-name="T2">5. </text:span><text:span text:style-name="Strong_20_Emphasis">Copy the public key</text:span>: cat ~/.ssh/id_ed25519.pub</text:p>
      <text:p text:style-name="P4">It will print something like:</text:p>
      <text:p text:style-name="Preformatted_20_Text">css</text:p>
      <text:p text:style-name="Preformatted_20_Text">Copy code</text:p>
      <text:p text:style-name="P6"><text:span text:style-name="Source_20_Text">ssh-ed25519 AAAAC3NzaC1... your-email@example.com</text:span></text:p>
      <text:p text:style-name="P3"><text:span text:style-name="Strong_20_Emphasis">Copy that entire line</text:span>. </text:p>
      <text:p text:style-name="P3"/>
      <text:p text:style-name="P4"><text:span text:style-name="Strong_20_Emphasis"><text:span text:style-name="T2">6. </text:span></text:span><text:span text:style-name="Strong_20_Emphasis">Add it to GitHub</text:span>:</text:p>
      <text:list text:style-name="L3">
        <text:list-item>
          <text:p text:style-name="P7">Go to GitHub → Settings → SSH and GPG Keys → New SSH key.</text:p>
        </text:list-item>
        <text:list-item>
          <text:p text:style-name="P7"><text:span text:style-name="Strong_20_Emphasis">Title:</text:span> Something like <text:span text:style-name="Source_20_Text">"Paikp's Laptop"</text:span>.</text:p>
        </text:list-item>
        <text:list-item>
          <text:p text:style-name="P7"><text:span text:style-name="Strong_20_Emphasis">Key:</text:span> Paste what you copied.</text:p>
        </text:list-item>
      </text:list>
      <text:p text:style-name="P1">7. <text:span text:style-name="Strong_20_Emphasis">Test SSH connection</text:span>:</text:p>
      <text:p text:style-name="P8">bash</text:p>
      <text:p text:style-name="P8">Copy code</text:p>
      <text:p text:style-name="P9"><text:span text:style-name="Source_20_Text">ssh -T git@github.com</text:span></text:p>
      <text:p text:style-name="P10"><text:soft-page-break/>If it says:</text:p>
      <text:p text:style-name="P8">rust</text:p>
      <text:p text:style-name="P8">Copy code</text:p>
      <text:p text:style-name="P9"><text:span text:style-name="Source_20_Text">Hi pawan1816! You've successfully authenticated...</text:span></text:p>
      <text:p text:style-name="P10">→ You're ready to push!</text:p>
      <text:p text:style-name="P1"/>
      <text:p text:style-name="P1">7. <text:span text:style-name="Strong_20_Emphasis">Now try pushing again</text:span>:</text:p>
      <text:list text:style-name="L4">
        <text:list-header>
          <text:p text:style-name="P11">bash</text:p>
          <text:p text:style-name="P11">Copy code</text:p>
          <text:p text:style-name="P12"><text:span text:style-name="Source_20_Text">git push -u origin main</text:span></text:p>
        </text:list-header>
      </text:list>
      <text:p text:style-name="P1"/>
      <text:p text:style-name="P1"/>
      <text:p text:style-name="P1"/>
      <text:list text:style-name="L5">
        <text:list-item>
          <text:p text:style-name="P13"><text:span text:style-name="Strong_20_Emphasis">The </text:span><text:span text:style-name="Strong_20_Emphasis"><text:span text:style-name="Source_20_Text">ssh-agent</text:span></text:span><text:span text:style-name="Strong_20_Emphasis"> service is not running, and Windows is not allowing it to start right now.</text:span> </text:p>
        </text:list-item>
      </text:list>
      <text:p text:style-name="P14"/>
      <text:p text:style-name="P15">This is very common when:</text:p>
      <text:list text:style-name="L6">
        <text:list-item>
          <text:p text:style-name="P16"><text:span text:style-name="T3">The service is </text:span><text:span text:style-name="Strong_20_Emphasis"><text:span text:style-name="T3">disabled</text:span></text:span><text:span text:style-name="T3">.</text:span></text:p>
        </text:list-item>
        <text:list-item>
          <text:p text:style-name="P16"><text:span text:style-name="T3">Or </text:span><text:span text:style-name="Strong_20_Emphasis"><text:span text:style-name="T3">OpenSSH Client</text:span></text:span><text:span text:style-name="T3"> is not installed properly on your Windows.</text:span></text:p>
        </text:list-item>
      </text:list>
      <text:h text:style-name="P17" text:outline-level="3"><text:span text:style-name="T3">Step 1: Make sure </text:span><text:span text:style-name="Strong_20_Emphasis"><text:span text:style-name="T3">OpenSSH Client</text:span></text:span><text:span text:style-name="T3"> is installed</text:span></text:h>
      <text:list text:style-name="L7">
        <text:list-item>
          <text:p text:style-name="P18"><text:span text:style-name="T3">Open </text:span><text:span text:style-name="Strong_20_Emphasis"><text:span text:style-name="T3">Settings</text:span></text:span><text:span text:style-name="T3"> → </text:span><text:span text:style-name="Strong_20_Emphasis"><text:span text:style-name="T3">Apps</text:span></text:span><text:span text:style-name="T3"> → </text:span><text:span text:style-name="Strong_20_Emphasis"><text:span text:style-name="T3">Optional Features</text:span></text:span><text:span text:style-name="T3">.</text:span></text:p>
        </text:list-item>
        <text:list-item>
          <text:p text:style-name="P18"><text:span text:style-name="T3">Search for </text:span><text:span text:style-name="Strong_20_Emphasis"><text:span text:style-name="T3">OpenSSH Client</text:span></text:span><text:span text:style-name="T3">.</text:span></text:p>
          <text:list>
            <text:list-item>
              <text:p text:style-name="P18"><text:span text:style-name="T3">If it's </text:span><text:span text:style-name="Strong_20_Emphasis"><text:span text:style-name="T3">installed</text:span></text:span><text:span text:style-name="T3">, good.</text:span></text:p>
            </text:list-item>
            <text:list-item>
              <text:p text:style-name="P18"><text:span text:style-name="T3">If not, </text:span><text:span text:style-name="Strong_20_Emphasis"><text:span text:style-name="T3">click "Add a feature"</text:span></text:span><text:span text:style-name="T3"> → find </text:span><text:span text:style-name="Strong_20_Emphasis"><text:span text:style-name="T3">OpenSSH Client</text:span></text:span><text:span text:style-name="T3"> → </text:span><text:span text:style-name="Strong_20_Emphasis"><text:span text:style-name="T3">Install it</text:span></text:span><text:span text:style-name="T3">.</text:span></text:p>
            </text:list-item>
          </text:list>
        </text:list-item>
      </text:list>
      <text:p text:style-name="P19"><text:span text:style-name="T3">👉 (You do </text:span><text:span text:style-name="Strong_20_Emphasis"><text:span text:style-name="T3">NOT</text:span></text:span><text:span text:style-name="T3"> need "OpenSSH Server" — only </text:span><text:span text:style-name="Strong_20_Emphasis"><text:span text:style-name="T3">Client</text:span></text:span><text:span text:style-name="T3"> is needed.)</text:span></text:p>
      <text:p text:style-name="P20"/>
      <text:h text:style-name="P21" text:outline-level="3"><text:span text:style-name="T3">Step 2: Enable and start the </text:span><text:span text:style-name="Source_20_Text"><text:span text:style-name="T3">ssh-agent</text:span></text:span><text:span text:style-name="T3"> service manually</text:span></text:h>
      <text:p text:style-name="P22">After OpenSSH Client is installed (or if already installed), do this:</text:p>
      <text:list text:style-name="L8">
        <text:list-item>
          <text:p text:style-name="P23"><text:span text:style-name="T3">Press </text:span><text:span text:style-name="Strong_20_Emphasis"><text:span text:style-name="T3">Win + R</text:span></text:span><text:span text:style-name="T3">, type:</text:span></text:p>
          <text:p text:style-name="P24">plaintext</text:p>
          <text:p text:style-name="P24">Copy code</text:p>
          <text:p text:style-name="P25"><text:span text:style-name="Source_20_Text"><text:span text:style-name="T3">services.msc</text:span></text:span></text:p>
          <text:p text:style-name="P23"><text:span text:style-name="T3">and hit </text:span><text:span text:style-name="Strong_20_Emphasis"><text:span text:style-name="T3">Enter</text:span></text:span><text:span text:style-name="T3">.</text:span></text:p>
        </text:list-item>
        <text:list-item>
          <text:p text:style-name="P23"><text:soft-page-break/><text:span text:style-name="T3">Find </text:span><text:span text:style-name="Strong_20_Emphasis"><text:span text:style-name="T3">"OpenSSH Authentication Agent"</text:span></text:span><text:span text:style-name="T3"> in the list.</text:span></text:p>
        </text:list-item>
        <text:list-item>
          <text:p text:style-name="P23"><text:span text:style-name="T3">Right-click → </text:span><text:span text:style-name="Strong_20_Emphasis"><text:span text:style-name="T3">Properties</text:span></text:span><text:span text:style-name="T3">:</text:span></text:p>
          <text:list>
            <text:list-item>
              <text:p text:style-name="P23"><text:span text:style-name="T3">Set </text:span><text:span text:style-name="Strong_20_Emphasis"><text:span text:style-name="T3">Startup type</text:span></text:span><text:span text:style-name="T3"> to </text:span><text:span text:style-name="Strong_20_Emphasis"><text:span text:style-name="T3">Automatic</text:span></text:span><text:span text:style-name="T3">.</text:span></text:p>
            </text:list-item>
            <text:list-item>
              <text:p text:style-name="P23"><text:span text:style-name="T3">Click </text:span><text:span text:style-name="Strong_20_Emphasis"><text:span text:style-name="T3">Start</text:span></text:span><text:span text:style-name="T3">.</text:span></text:p>
            </text:list-item>
            <text:list-item>
              <text:p text:style-name="P23"><text:span text:style-name="T3">Click </text:span><text:span text:style-name="Strong_20_Emphasis"><text:span text:style-name="T3">Apply</text:span></text:span><text:span text:style-name="T3"> and </text:span><text:span text:style-name="Strong_20_Emphasis"><text:span text:style-name="T3">OK</text:span></text:span><text:span text:style-name="T3">.</text:span></text:p>
            </text:list-item>
          </text:list>
        </text:list-item>
      </text:list>
      <text:p text:style-name="P22">✅ Now your ssh-agent service will be ready.</text:p>
      <text:p text:style-name="P20"/>
      <text:h text:style-name="P26" text:outline-level="3">Step 3: Retry in terminal</text:h>
      <text:p text:style-name="P22">Now back in your Windows Terminal (PowerShell):</text:p>
      <text:p text:style-name="P27">bash</text:p>
      <text:p text:style-name="P27">Copy code</text:p>
      <text:p text:style-name="P28"><text:span text:style-name="Source_20_Text"><text:span text:style-name="T3">ssh-add $env:USERPROFILE\.ssh\id_ed25519</text:span></text:span></text:p>
      <text:p text:style-name="P22">and continue the steps to connect to GitHub!</text:p>
      <text:p text:style-name="P20"/>
      <text:h text:style-name="P26" text:outline-level="3">Quick Why This Happened?</text:h>
      <text:list text:style-name="L9">
        <text:list-item>
          <text:p text:style-name="P29"><text:span text:style-name="T3">Windows sometimes disables </text:span><text:span text:style-name="Source_20_Text"><text:span text:style-name="T3">ssh-agent</text:span></text:span><text:span text:style-name="T3"> by default.</text:span></text:p>
        </text:list-item>
        <text:list-item>
          <text:p text:style-name="P30">It's needed to hold your SSH private keys safely in memory, for GitHub authentication.</text:p>
        </text:list-item>
      </text:list>
      <text:p text:style-name="P14"/>
      <text:p text:style-name="P14"/>
      <text:list text:style-name="L10">
        <text:list-item>
          <text:p text:style-name="P31">Error connecting to agent: No such file or directory <text:span text:style-name="T3">typically means that </text:span><text:span text:style-name="Strong_20_Emphasis"><text:span text:style-name="Source_20_Text"><text:span text:style-name="T3">ssh-agent</text:span></text:span></text:span><text:span text:style-name="Strong_20_Emphasis"><text:span text:style-name="T3"> is not running properly</text:span></text:span><text:span text:style-name="T3">, or the SSH key file (</text:span><text:span text:style-name="Source_20_Text"><text:span text:style-name="T3">id_ed25519</text:span></text:span><text:span text:style-name="T3">) is </text:span><text:span text:style-name="Strong_20_Emphasis"><text:span text:style-name="T3">missing</text:span></text:span><text:span text:style-name="T3"> in the specified directory.</text:span></text:p>
        </text:list-item>
      </text:list>
      <text:h text:style-name="P26" text:outline-level="3">Here’s how to fix it step by step:</text:h>
      <text:h text:style-name="P17" text:outline-level="3"><text:span text:style-name="T3">Step 1: </text:span><text:span text:style-name="Strong_20_Emphasis"><text:span text:style-name="T3">Ensure SSH Agent is Running</text:span></text:span></text:h>
      <text:p text:style-name="P19"><text:span text:style-name="T3">First, make sure the </text:span><text:span text:style-name="Strong_20_Emphasis"><text:span text:style-name="Source_20_Text"><text:span text:style-name="T3">ssh-agent</text:span></text:span></text:span><text:span text:style-name="T3"> service is running.</text:span></text:p>
      <text:h text:style-name="P32" text:outline-level="4"><text:span text:style-name="T3">In </text:span><text:span text:style-name="Strong_20_Emphasis"><text:span text:style-name="T3">PowerShell</text:span></text:span><text:span text:style-name="T3">, type the following to </text:span><text:span text:style-name="Strong_20_Emphasis"><text:span text:style-name="T3">start the agent</text:span></text:span><text:span text:style-name="T3">:</text:span></text:h>
      <text:p text:style-name="P27">powershell</text:p>
      <text:p text:style-name="P27">Copy code</text:p>
      <text:p text:style-name="P28"><text:span text:style-name="Source_20_Text"><text:span text:style-name="T3">Start-Service ssh-agent</text:span></text:span></text:p>
      <text:p text:style-name="P22">Then, check if it's running properly:</text:p>
      <text:p text:style-name="P27"><text:soft-page-break/>powershell</text:p>
      <text:p text:style-name="P27">Copy code</text:p>
      <text:p text:style-name="P28"><text:span text:style-name="Source_20_Text"><text:span text:style-name="T3">Get-Service ssh-agent</text:span></text:span></text:p>
      <text:p text:style-name="P19"><text:span text:style-name="T3">It should show the status as </text:span><text:span text:style-name="Strong_20_Emphasis"><text:span text:style-name="T3">Running</text:span></text:span><text:span text:style-name="T3">. If not, you may need to set the </text:span><text:span text:style-name="Strong_20_Emphasis"><text:span text:style-name="T3">startup type</text:span></text:span><text:span text:style-name="T3"> to </text:span><text:span text:style-name="Strong_20_Emphasis"><text:span text:style-name="T3">Automatic</text:span></text:span><text:span text:style-name="T3"> again in </text:span><text:span text:style-name="Strong_20_Emphasis"><text:span text:style-name="Source_20_Text"><text:span text:style-name="T3">services.msc</text:span></text:span></text:span><text:span text:style-name="T3"> as we discussed earlier.</text:span></text:p>
      <text:p text:style-name="P20"/>
      <text:h text:style-name="P21" text:outline-level="3"><text:span text:style-name="T3">Step 2: </text:span><text:span text:style-name="Strong_20_Emphasis"><text:span text:style-name="T3">Check for the SSH Key</text:span></text:span></text:h>
      <text:p text:style-name="P19"><text:span text:style-name="T3">Ensure that your </text:span><text:span text:style-name="Strong_20_Emphasis"><text:span text:style-name="T3">SSH key exists</text:span></text:span><text:span text:style-name="T3"> in the </text:span><text:span text:style-name="Strong_20_Emphasis"><text:span text:style-name="Source_20_Text"><text:span text:style-name="T3">$env:USERPROFILE\.ssh\</text:span></text:span></text:span><text:span text:style-name="T3"> directory.</text:span></text:p>
      <text:list text:style-name="L11">
        <text:list-item>
          <text:p text:style-name="P33"><text:span text:style-name="T3">Open </text:span><text:span text:style-name="Strong_20_Emphasis"><text:span text:style-name="T3">File Explorer</text:span></text:span><text:span text:style-name="T3">.</text:span></text:p>
        </text:list-item>
        <text:list-item>
          <text:p text:style-name="P33"><text:span text:style-name="T3">Navigate to:<text:line-break/></text:span><text:span text:style-name="Source_20_Text"><text:span text:style-name="T3">C:\Users\paikp\.ssh\</text:span></text:span></text:p>
          <text:p text:style-name="P34">You should see files like:</text:p>
          <text:list>
            <text:list-item>
              <text:p text:style-name="P33"><text:span text:style-name="Source_20_Text"><text:span text:style-name="T3">id_ed25519</text:span></text:span><text:span text:style-name="T3"> (your private key)</text:span></text:p>
            </text:list-item>
            <text:list-item>
              <text:p text:style-name="P33"><text:span text:style-name="Source_20_Text"><text:span text:style-name="T3">id_ed25519.pub</text:span></text:span><text:span text:style-name="T3"> (your public key)</text:span></text:p>
            </text:list-item>
          </text:list>
        </text:list-item>
      </text:list>
      <text:p text:style-name="P19"><text:span text:style-name="T3">If the file </text:span><text:span text:style-name="Strong_20_Emphasis"><text:span text:style-name="Source_20_Text"><text:span text:style-name="T3">id_ed25519</text:span></text:span></text:span><text:span text:style-name="T3"> is </text:span><text:span text:style-name="Strong_20_Emphasis"><text:span text:style-name="T3">missing</text:span></text:span><text:span text:style-name="T3">, you’ll need to </text:span><text:span text:style-name="Strong_20_Emphasis"><text:span text:style-name="T3">generate a new SSH key</text:span></text:span><text:span text:style-name="T3">.</text:span></text:p>
      <text:h text:style-name="P21" text:outline-level="3"><text:span text:style-name="T3">Step 3: </text:span><text:span text:style-name="Strong_20_Emphasis"><text:span text:style-name="T3">Generate a New SSH Key</text:span></text:span><text:span text:style-name="T3"> (if missing)</text:span></text:h>
      <text:p text:style-name="P22">If you don’t have the key, you can generate a new one by running this command:</text:p>
      <text:p text:style-name="P27">bash</text:p>
      <text:p text:style-name="P27">Copy code</text:p>
      <text:p text:style-name="P28"><text:span text:style-name="Source_20_Text"><text:span text:style-name="T3">ssh-keygen -t ed25519 -C "your-email@example.com"</text:span></text:span></text:p>
      <text:list text:style-name="L12">
        <text:list-item>
          <text:p text:style-name="P35"><text:span text:style-name="T3">Press </text:span><text:span text:style-name="Strong_20_Emphasis"><text:span text:style-name="T3">Enter</text:span></text:span><text:span text:style-name="T3"> to save the key in the default location (</text:span><text:span text:style-name="Source_20_Text"><text:span text:style-name="T3">C:\Users\paikp\.ssh\id_ed25519</text:span></text:span><text:span text:style-name="T3">).</text:span></text:p>
        </text:list-item>
        <text:list-item>
          <text:p text:style-name="P36">Set a passphrase or leave it empty.</text:p>
        </text:list-item>
        <text:list-item>
          <text:p text:style-name="P35"><text:span text:style-name="T3">Your key should now exist at </text:span><text:span text:style-name="Source_20_Text"><text:span text:style-name="T3">C:\Users\paikp\.ssh\id_ed25519</text:span></text:span><text:span text:style-name="T3">.</text:span></text:p>
        </text:list-item>
      </text:list>
      <text:p text:style-name="P22">After this, run:</text:p>
      <text:p text:style-name="P27">bash</text:p>
      <text:p text:style-name="P27">Copy code</text:p>
      <text:p text:style-name="P28"><text:span text:style-name="Source_20_Text"><text:span text:style-name="T3">ssh-add $env:USERPROFILE\.ssh\id_ed25519</text:span></text:span></text:p>
      <text:p text:style-name="P20"/>
      <text:h text:style-name="P21" text:outline-level="3"><text:span text:style-name="T3">Step 4: </text:span><text:span text:style-name="Strong_20_Emphasis"><text:span text:style-name="T3">Add the SSH Key to GitHub</text:span></text:span></text:h>
      <text:p text:style-name="P19"><text:span text:style-name="T3">Once you've generated the key, </text:span><text:span text:style-name="Strong_20_Emphasis"><text:span text:style-name="T3">copy</text:span></text:span><text:span text:style-name="T3"> the public key:</text:span></text:p>
      <text:p text:style-name="P27"><text:soft-page-break/>powershell</text:p>
      <text:p text:style-name="P27">Copy code</text:p>
      <text:p text:style-name="P28"><text:span text:style-name="Source_20_Text"><text:span text:style-name="T3">Get-Content $env:USERPROFILE\.ssh\id_ed25519.pub</text:span></text:span></text:p>
      <text:p text:style-name="P19"><text:span text:style-name="T3">Then, go to your </text:span><text:span text:style-name="Strong_20_Emphasis"><text:span text:style-name="T3">GitHub account</text:span></text:span><text:span text:style-name="T3"> → </text:span><text:span text:style-name="Strong_20_Emphasis"><text:span text:style-name="T3">Settings</text:span></text:span><text:span text:style-name="T3"> → </text:span><text:span text:style-name="Strong_20_Emphasis"><text:span text:style-name="T3">SSH and GPG keys</text:span></text:span><text:span text:style-name="T3"> → </text:span><text:span text:style-name="Strong_20_Emphasis"><text:span text:style-name="T3">New SSH Key</text:span></text:span><text:span text:style-name="T3"> → </text:span><text:span text:style-name="Strong_20_Emphasis"><text:span text:style-name="T3">Paste the public key</text:span></text:span><text:span text:style-name="T3">.</text:span></text:p>
      <text:p text:style-name="P20"/>
      <text:h text:style-name="P21" text:outline-level="3"><text:span text:style-name="T3">Step 5: </text:span><text:span text:style-name="Strong_20_Emphasis"><text:span text:style-name="T3">Test Connection</text:span></text:span></text:h>
      <text:p text:style-name="P22">Finally, test the connection to GitHub:</text:p>
      <text:p text:style-name="P27">bash</text:p>
      <text:p text:style-name="P27">Copy code</text:p>
      <text:p text:style-name="P28"><text:span text:style-name="Source_20_Text"><text:span text:style-name="T3">ssh -T git@github.com</text:span></text:span></text:p>
      <text:p text:style-name="P22">You should see a message like:</text:p>
      <text:p text:style-name="P27">bash</text:p>
      <text:p text:style-name="P27">Copy code</text:p>
      <text:p text:style-name="P28"><text:span text:style-name="Source_20_Text"><text:span text:style-name="T3">Hi username! You've successfully authenticated, but GitHub does not provide shell access.</text:span></text:span></text:p>
      <text:p text:style-name="P37"><text:span text:style-name="T3">Great! It looks like your </text:span><text:span text:style-name="Strong_20_Emphasis"><text:span text:style-name="T3">SSH private key</text:span></text:span><text:span text:style-name="T3"> (</text:span><text:span text:style-name="Source_20_Text"><text:span text:style-name="T3">id_ed25519</text:span></text:span><text:span text:style-name="T3">) has been added to the agent successfully. 🎉</text:span></text:p>
      <text:p text:style-name="P19"><text:span text:style-name="T3">Now, let's get the </text:span><text:span text:style-name="Strong_20_Emphasis"><text:span text:style-name="T3">public key</text:span></text:span><text:span text:style-name="T3">, which you will use for GitHub.</text:span></text:p>
      <text:h text:style-name="P21" text:outline-level="3"><text:span text:style-name="T3">🧐 </text:span><text:span text:style-name="Strong_20_Emphasis"><text:span text:style-name="T3">Where to Find the Public Key:</text:span></text:span></text:h>
      <text:p text:style-name="P19"><text:span text:style-name="T3">Your </text:span><text:span text:style-name="Strong_20_Emphasis"><text:span text:style-name="T3">public key</text:span></text:span><text:span text:style-name="T3"> should be in the same folder (</text:span><text:span text:style-name="Source_20_Text"><text:span text:style-name="T3">C:\Users\paikp\.ssh\</text:span></text:span><text:span text:style-name="T3">), and it’s typically named </text:span><text:span text:style-name="Strong_20_Emphasis"><text:span text:style-name="Source_20_Text"><text:span text:style-name="T3">id_ed25519.pub</text:span></text:span></text:span><text:span text:style-name="T3">.</text:span></text:p>
      <text:h text:style-name="P26" text:outline-level="3">Steps to get the public key:</text:h>
      <text:list text:style-name="L13">
        <text:list-item>
          <text:p text:style-name="P38"><text:span text:style-name="T3">Open </text:span><text:span text:style-name="Strong_20_Emphasis"><text:span text:style-name="T3">File Explorer</text:span></text:span><text:span text:style-name="T3">.</text:span></text:p>
        </text:list-item>
        <text:list-item>
          <text:p text:style-name="P39">Navigate to:</text:p>
          <text:p text:style-name="P40">makefile</text:p>
          <text:p text:style-name="P40">Copy code</text:p>
          <text:p text:style-name="P41"><text:span text:style-name="Source_20_Text"><text:span text:style-name="T3">C:\Users\paikp\.ssh\</text:span></text:span></text:p>
        </text:list-item>
        <text:list-item>
          <text:p text:style-name="P38"><text:span text:style-name="T3">Look for the file named </text:span><text:span text:style-name="Strong_20_Emphasis"><text:span text:style-name="Source_20_Text"><text:span text:style-name="T3">id_ed25519.pub</text:span></text:span></text:span><text:span text:style-name="T3">.</text:span></text:p>
          <text:list>
            <text:list-item>
              <text:p text:style-name="P38"><text:span text:style-name="T3">This is your </text:span><text:span text:style-name="Strong_20_Emphasis"><text:span text:style-name="T3">public key</text:span></text:span><text:span text:style-name="T3">.</text:span></text:p>
            </text:list-item>
          </text:list>
        </text:list-item>
      </text:list>
      <text:h text:style-name="P21" text:outline-level="3"><text:span text:style-name="T3">If you want to </text:span><text:span text:style-name="Strong_20_Emphasis"><text:span text:style-name="T3">view</text:span></text:span><text:span text:style-name="T3"> the public key content:</text:span></text:h>
      <text:p text:style-name="P22">Run this command in PowerShell:</text:p>
      <text:p text:style-name="P27">powershell</text:p>
      <text:p text:style-name="P27">Copy code</text:p>
      <text:p text:style-name="P28"><text:soft-page-break/><text:span text:style-name="Source_20_Text"><text:span text:style-name="T3">Get-Content $env:USERPROFILE\.ssh\id_ed25519.pub</text:span></text:span></text:p>
      <text:p text:style-name="P22">This will print the public key to the terminal.</text:p>
      <text:p text:style-name="P20"/>
      <text:h text:style-name="P21" text:outline-level="3"><text:span text:style-name="T3">📢 </text:span><text:span text:style-name="Strong_20_Emphasis"><text:span text:style-name="T3">What to Do with the Public Key?</text:span></text:span></text:h>
      <text:list text:style-name="L14">
        <text:list-item>
          <text:p text:style-name="P42"><text:span text:style-name="Strong_20_Emphasis"><text:span text:style-name="T3">Copy</text:span></text:span><text:span text:style-name="T3"> the entire output.</text:span></text:p>
        </text:list-item>
        <text:list-item>
          <text:p text:style-name="P42"><text:span text:style-name="Strong_20_Emphasis"><text:span text:style-name="T3">Go to GitHub</text:span></text:span><text:span text:style-name="T3">:</text:span></text:p>
          <text:list>
            <text:list-item>
              <text:p text:style-name="P42"><text:span text:style-name="T3">Navigate to </text:span><text:span text:style-name="Strong_20_Emphasis"><text:span text:style-name="T3">Settings</text:span></text:span><text:span text:style-name="T3"> → </text:span><text:span text:style-name="Strong_20_Emphasis"><text:span text:style-name="T3">SSH and GPG keys</text:span></text:span><text:span text:style-name="T3"> → </text:span><text:span text:style-name="Strong_20_Emphasis"><text:span text:style-name="T3">New SSH key</text:span></text:span><text:span text:style-name="T3">.</text:span></text:p>
            </text:list-item>
            <text:list-item>
              <text:p text:style-name="P42"><text:span text:style-name="T3">Paste the </text:span><text:span text:style-name="Strong_20_Emphasis"><text:span text:style-name="T3">public key</text:span></text:span><text:span text:style-name="T3"> in the provided field.</text:span></text:p>
            </text:list-item>
            <text:list-item>
              <text:p text:style-name="P43">Give it a title (e.g., "My Laptop SSH Key").</text:p>
            </text:list-item>
          </text:list>
        </text:list-item>
      </text:list>
      <text:p text:style-name="P20"/>
      <text:p text:style-name="P22">Once added, you should be able to authenticate via SSH when pushing to GitHub! 🚀</text:p>
      <text:p text:style-name="P22">Let me know if you have any issues or need more assistance!</text:p>
      <text:p text:style-name="P14"/>
      <text:p text:style-name="P14"/>
      <text:list xml:id="list2116567554" text:style-name="L15">
        <text:list-item>
          <text:p text:style-name="P44">you deleted the repository, the error happens because the <text:span text:style-name="Strong_20_Emphasis">remote URL</text:span> is no longer valid. You’re trying to push to a repository that no longer exists on GitHub. </text:p>
          <text:p text:style-name="P44"/>
          <text:list>
            <text:list-item>
              <text:list>
                <text:list-header>
                  <text:h text:style-name="P45" text:outline-level="3">Here’s how to fix it:</text:h>
                </text:list-header>
              </text:list>
            </text:list-item>
          </text:list>
        </text:list-item>
      </text:list>
      <text:p text:style-name="P20"/>
      <text:h text:style-name="P21" text:outline-level="3"><text:span text:style-name="T3">Step 1: </text:span><text:span text:style-name="Strong_20_Emphasis"><text:span text:style-name="T3">Create a New Repository on GitHub</text:span></text:span></text:h>
      <text:list text:style-name="L16">
        <text:list-item>
          <text:p text:style-name="P46"><text:span text:style-name="T3">Go to your </text:span><text:span text:style-name="Strong_20_Emphasis"><text:span text:style-name="T3">GitHub account</text:span></text:span><text:span text:style-name="T3">.</text:span></text:p>
        </text:list-item>
        <text:list-item>
          <text:p text:style-name="P46"><text:span text:style-name="T3">Create a </text:span><text:span text:style-name="Strong_20_Emphasis"><text:span text:style-name="T3">new repository</text:span></text:span><text:span text:style-name="T3"> with the same name (or a different one if you prefer).</text:span></text:p>
          <text:list>
            <text:list-item>
              <text:p text:style-name="P46"><text:span text:style-name="T3">Make sure to set it </text:span><text:span text:style-name="Strong_20_Emphasis"><text:span text:style-name="T3">public</text:span></text:span><text:span text:style-name="T3"> or </text:span><text:span text:style-name="Strong_20_Emphasis"><text:span text:style-name="T3">private</text:span></text:span><text:span text:style-name="T3">, depending on your preference.</text:span></text:p>
            </text:list-item>
          </text:list>
          <text:p text:style-name="P47"><text:span text:style-name="T3">You’ll be given a </text:span><text:span text:style-name="Strong_20_Emphasis"><text:span text:style-name="T3">URL</text:span></text:span><text:span text:style-name="T3"> for your new repository, something like:</text:span></text:p>
          <text:p text:style-name="P48">pgsql</text:p>
          <text:p text:style-name="P48">Copy code</text:p>
          <text:p text:style-name="P49"><text:span text:style-name="Source_20_Text"><text:span text:style-name="T3">https://github.com/yourusername/new-repository-name.git</text:span></text:span></text:p>
        </text:list-item>
      </text:list>
      <text:p text:style-name="P20"><text:soft-page-break/></text:p>
      <text:h text:style-name="P21" text:outline-level="3"><text:span text:style-name="T3">Step 2: </text:span><text:span text:style-name="Strong_20_Emphasis"><text:span text:style-name="T3">Update Your Remote URL</text:span></text:span></text:h>
      <text:p text:style-name="P19"><text:span text:style-name="T3">Now that you have a new repository, you need to </text:span><text:span text:style-name="Strong_20_Emphasis"><text:span text:style-name="T3">update the remote URL</text:span></text:span><text:span text:style-name="T3"> in your local Git repository to match the new one.</text:span></text:p>
      <text:list text:style-name="L17">
        <text:list-item>
          <text:p text:style-name="P50"><text:span text:style-name="T3">Open </text:span><text:span text:style-name="Strong_20_Emphasis"><text:span text:style-name="T3">PowerShell</text:span></text:span><text:span text:style-name="T3"> or </text:span><text:span text:style-name="Strong_20_Emphasis"><text:span text:style-name="T3">Git Bash</text:span></text:span><text:span text:style-name="T3"> and navigate to your project directory:</text:span></text:p>
          <text:p text:style-name="P51">bash</text:p>
          <text:p text:style-name="P51">Copy code</text:p>
          <text:p text:style-name="P52"><text:span text:style-name="Source_20_Text"><text:span text:style-name="T3">cd P:\C++Game</text:span></text:span></text:p>
        </text:list-item>
        <text:list-item>
          <text:p text:style-name="P50"><text:span text:style-name="Strong_20_Emphasis"><text:span text:style-name="T3">Remove the old remote</text:span></text:span><text:span text:style-name="T3"> (since it points to the deleted repository):</text:span></text:p>
          <text:p text:style-name="P51">bash</text:p>
          <text:p text:style-name="P51">Copy code</text:p>
          <text:p text:style-name="P52"><text:span text:style-name="Source_20_Text"><text:span text:style-name="T3">git remote remove origin</text:span></text:span></text:p>
        </text:list-item>
        <text:list-item>
          <text:p text:style-name="P50"><text:span text:style-name="Strong_20_Emphasis"><text:span text:style-name="T3">Add the new remote URL</text:span></text:span><text:span text:style-name="T3"> (replace with your new GitHub repo URL):</text:span></text:p>
          <text:p text:style-name="P51">bash</text:p>
          <text:p text:style-name="P51">Copy code</text:p>
          <text:p text:style-name="P52"><text:span text:style-name="Source_20_Text"><text:span text:style-name="T3">git remote add origin git@github.com:yourusername/new-repository-name.git</text:span></text:span></text:p>
        </text:list-item>
        <text:list-item>
          <text:p text:style-name="P50"><text:span text:style-name="Strong_20_Emphasis"><text:span text:style-name="T3">Push to the new repository</text:span></text:span><text:span text:style-name="T3">:</text:span></text:p>
          <text:p text:style-name="P51">bash</text:p>
          <text:p text:style-name="P51">Copy code</text:p>
          <text:p text:style-name="P52"><text:span text:style-name="Source_20_Text"><text:span text:style-name="T3">git push -u origin main</text:span></text:span></text:p>
        </text:list-item>
      </text:list>
      <text:p text:style-name="P20"/>
      <text:h text:style-name="P21" text:outline-level="3"><text:span text:style-name="T3">Step 3: </text:span><text:span text:style-name="Strong_20_Emphasis"><text:span text:style-name="T3">Verify Everything Is Working</text:span></text:span></text:h>
      <text:p text:style-name="P22">After pushing, you should see your code in the new repository on GitHub.<text:line-break/>Test it by checking your GitHub repo in the browser, and you should see the latest code pushed.</text:p>
      <text:p text:style-name="P20"/>
      <text:p text:style-name="P22">Let me know if you run into any issues or need more help with this! 🚀</text:p>
      <text:list text:continue-list="list2116567554" text:style-name="L15">
        <text:list-header>
          <text:p text:style-name="P44"><text:s/></text:p>
        </text:list-header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05:57:38.212261700</meta:creation-date>
    <dc:date>2025-04-28T06:15:00.452157700</dc:date>
    <meta:editing-duration>PT17M21S</meta:editing-duration>
    <meta:editing-cycles>4</meta:editing-cycles>
    <meta:generator>LibreOffice/25.2.2.2$Windows_X86_64 LibreOffice_project/7370d4be9e3cf6031a51beef54ff3bda878e3fac</meta:generator>
    <meta:document-statistic meta:table-count="0" meta:image-count="0" meta:object-count="0" meta:page-count="7" meta:paragraph-count="174" meta:word-count="1171" meta:character-count="6699" meta:non-whitespace-character-count="5738"/>
  </office:meta>
</office:document-meta>
</file>